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style:font-name="Arial" fo:font-style="normal" style:font-style-asian="normal" style:font-style-complex="normal"/>
    </style:style>
    <style:style style:name="P4" style:family="paragraph" style:parent-style-name="Standard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math.h&gt; &lt;cmath&gt;</text:p>
      <text:p text:style-name="P2"/>
      <text:p text:style-name="P1"><text:span text:style-name="T4">int abs<text:tab/></text:span><text:tab/> <text:s text:c="4"/>( int n );<text:tab/><text:tab/></text:p>
      <text:p text:style-name="P1"><text:span text:style-name="T4">long abs</text:span><text:tab/> <text:s text:c="2"/><text:tab/> <text:s text:c="4"/>( long n );<text:tab/><text:tab/></text:p>
      <text:p text:style-name="P1"><text:span text:style-name="T4">long long abs </text:span><text:s text:c="12"/>( long long n ); </text:p>
      <text:p text:style-name="P1"><text:span text:style-name="T4">long labs</text:span><text:tab/> <text:s/><text:tab/> <text:s text:c="3"/>( long n );<text:tab/><text:tab/></text:p>
      <text:p text:style-name="P1"><text:span text:style-name="T4">long long llabs<text:tab/> <text:s text:c="3"/></text:span>( long long n );</text:p>
      <text:p text:style-name="P1">std::intmax_t <text:span text:style-name="T4">abs<text:tab/> <text:s text:c="3"/></text:span>( std::intmax_t n );<text:tab/><text:tab/></text:p>
      <text:p text:style-name="P1">std::intmax_t i<text:span text:style-name="T4">maxabs</text:span>( std::intmax_t n ); </text:p>
      <text:p text:style-name="P1"><text:tab/><text:tab/><text:tab/><text:tab/><text:tab/>C<text:span text:style-name="T1">omputes absolute value of an integral value (|x|)</text:span></text:p>
      <text:p text:style-name="P1"><text:span text:style-name="T1"/></text:p>
      <text:p text:style-name="P4">float <text:s/>abs<text:tab/><text:tab/><text:span text:style-name="T5">( float arg );<text:tab/></text:span><text:tab/></text:p>
      <text:p text:style-name="P4">double abs<text:tab/><text:tab/><text:span text:style-name="T5">( double arg );</text:span><text:tab/><text:tab/></text:p>
      <text:p text:style-name="P4">long double abs<text:tab/><text:span text:style-name="T5">( long double arg );</text:span><text:tab/><text:tab/></text:p>
      <text:p text:style-name="P4">float <text:s/>fabs<text:tab/><text:tab/>( <text:span text:style-name="T5">float arg );<text:tab/></text:span><text:tab/></text:p>
      <text:p text:style-name="P4">double <text:s/>fabs<text:tab/><text:tab/><text:span text:style-name="T5">( double arg );</text:span><text:tab/><text:tab/></text:p>
      <text:p text:style-name="P4">long double fabs<text:tab/><text:span text:style-name="T5">( long double arg );</text:span><text:tab/><text:tab/></text:p>
      <text:p text:style-name="P4">double <text:s/>fabs<text:span text:style-name="T5"><text:tab/><text:tab/>( Integral arg ); </text:span></text:p>
      <text:p text:style-name="P4"><text:span text:style-name="T2"><text:tab/><text:tab/><text:tab/><text:tab/>Computes the absolute value of a floating point value arg.</text:span></text:p>
      <text:p text:style-name="P4"><text:span text:style-name="T2"/></text:p>
      <text:p text:style-name="P4"><text:span text:style-name="T5">std::</text:span>div_t <text:s text:c="4"/>div<text:tab/><text:span text:style-name="T5">( int x, int y );<text:tab/><text:tab/></text:span></text:p>
      <text:p text:style-name="P4"><text:span text:style-name="T5">std::</text:span>ldiv_t <text:s text:c="3"/>div<text:tab/><text:span text:style-name="T5">( long x, long y );<text:tab/><text:tab/></text:span></text:p>
      <text:p text:style-name="P4"><text:span text:style-name="T5">std::</text:span>lldiv_t <text:s text:c="2"/>div<text:tab/><text:span text:style-name="T5">( long long x, long long y );<text:tab/><text:tab/></text:span></text:p>
      <text:p text:style-name="P4"><text:span text:style-name="T5">std::</text:span>ldiv_t <text:s text:c="2"/>ldiv<text:tab/><text:span text:style-name="T5">( long x, long y );<text:tab/><text:tab/></text:span></text:p>
      <text:p text:style-name="P4"><text:span text:style-name="T5">std::</text:span>lldiv_t lldiv<text:tab/><text:span text:style-name="T5">( long long x, long long y );<text:tab/></text:span></text:p>
      <text:p text:style-name="P4"><text:span text:style-name="T5"/></text:p>
      <text:p text:style-name="P4"><text:span text:style-name="T1">Defined in header &lt;cinttypes&gt; </text:span><text:span text:style-name="T5"><text:tab/><text:tab/></text:span></text:p>
      <text:p text:style-name="P4"><text:span text:style-name="T5">std::</text:span>imaxdiv_t div<text:tab/><text:span text:style-name="T5">( std::intmax_t x, std::intmax_t y );<text:tab/></text:span></text:p>
      <text:p text:style-name="P4"><text:span text:style-name="T5">std::</text:span>imaxdiv_t imaxdiv<text:span text:style-name="T5">( std::intmax_t x, std::intmax_t y ); <text:s/></text:span></text:p>
      <text:p text:style-name="P4"><text:span text:style-name="T2"><text:tab/><text:tab/><text:tab/><text:tab/><text:tab/>the quotient and remainder of integer division</text:span></text:p>
      <text:p text:style-name="P1"><text:span text:style-name="T1"/></text:p>
      <text:p text:style-name="P3">float <text:s text:c="11"/><text:span text:style-name="T4"><text:s/>fmod<text:tab/></text:span>( float x, float y );<text:tab/> </text:p>
      <text:p text:style-name="P3">double <text:s text:c="6"/><text:span text:style-name="T4"><text:s text:c="2"/>fmod<text:tab/></text:span><text:span text:style-name="T5">(</text:span> double x, double y );<text:tab/></text:p>
      <text:p text:style-name="P3">long double <text:span text:style-name="T4">fmod<text:tab/></text:span>( long double x, long double y );<text:tab/></text:p>
      <text:p text:style-name="P3">Promoted <text:s text:c="3"/><text:span text:style-name="T4">fmod<text:tab/></text:span>( Arithmetic x, Arithmetic y ); <text:tab/></text:p>
      <text:p text:style-name="P3"><text:span text:style-name="T1"><text:tab/><text:tab/><text:tab/><text:tab/><text:tab/>remainder of the floating point division operation</text:span></text:p>
      <text:p text:style-name="P3"><text:span text:style-name="T6"/></text:p>
      <text:p text:style-name="P3">Promoted <text:s text:c="3"/><text:span text:style-name="T4">remainder</text:span>( Arithmetic x, Arithmetic y ); <text:s text:c="3"/></text:p>
      <text:p text:style-name="P3"><text:span text:style-name="T1"><text:tab/><text:tab/><text:tab/><text:tab/><text:tab/><text:tab/>signed remainder of the division operation</text:span></text:p>
      <text:p text:style-name="P3"/>
      <text:p text:style-name="P3">Promoted <text:s text:c="3"/><text:span text:style-name="T4">remquo</text:span>( Arithmetic x, Arithmetic y, int *quo ); </text:p>
      <text:p text:style-name="P1"><text:span text:style-name="T1"><text:tab/> <text:s text:c="7"/>signed remainder as well as the three last bits of the division operation</text:span></text:p>
      <text:p text:style-name="P1"><text:span text:style-name="T1"/></text:p>
      <text:p text:style-name="P1"><text:span text:style-name="T1">Promoted <text:s text:c="3"/></text:span><text:span text:style-name="T3">fma</text:span><text:span text:style-name="T1">( Arithmetic x, Arithmetic y, Arithmetic z );</text:span></text:p>
      <text:p text:style-name="P1"><text:span text:style-name="T1"><text:tab/><text:tab/><text:tab/><text:tab/><text:tab/><text:tab/><text:tab/><text:tab/>fused multiply-add operation</text:span></text:p>
      <text:p text:style-name="P1"><text:span text:style-name="T1"/></text:p>
      <text:p text:style-name="P1"><text:span text:style-name="T1"/></text:p>
      <text:p text:style-name="P1"><text:soft-page-break/><text:span text:style-name="T1">Promoted <text:s text:c="3"/></text:span><text:span text:style-name="T3">fmax</text:span><text:span text:style-name="T1">( Arithmetic x, Arithmetic y );<text:tab/><text:tab/></text:span></text:p>
      <text:p text:style-name="P1"><text:span text:style-name="T1"><text:tab/><text:tab/><text:tab/><text:tab/><text:tab/><text:tab/><text:tab/> <text:s text:c="2"/>larger of two floating point values</text:span></text:p>
      <text:p text:style-name="P1"><text:span text:style-name="T1"/></text:p>
      <text:p text:style-name="P1"><text:span text:style-name="T1">Promoted <text:s text:c="3"/></text:span><text:span text:style-name="T3">fmin</text:span><text:span text:style-name="T1">( Arithmetic x, Arithmetic y );</text:span></text:p>
      <text:p text:style-name="P1"><text:span text:style-name="T1"><text:tab/><text:tab/><text:tab/><text:tab/><text:tab/><text:tab/><text:tab/>smaller of two floating point values</text:span></text:p>
      <text:p text:style-name="P1"><text:span text:style-name="T1"/></text:p>
      <text:p text:style-name="P1"><text:span text:style-name="T1">Promoted <text:s text:c="3"/></text:span><text:span text:style-name="T3">fdim</text:span><text:span text:style-name="T1">( Arithmetic x, Arithmetic y );</text:span></text:p>
      <text:p text:style-name="P1"><text:span text:style-name="T1"><text:tab/><text:tab/><text:tab/> <text:s text:c="3"/>positive difference of two floating point values (max(0, x-y))</text:span></text:p>
      <text:p text:style-name="P1"><text:span text:style-name="T1"/></text:p>
      <text:p text:style-name="P1"><text:span text:style-name="T1">long double </text:span><text:span text:style-name="T3">nanl</text:span><text:span text:style-name="T1">( const char* arg )</text:span></text:p>
      <text:p text:style-name="P1"><text:span text:style-name="T1"><text:s/><text:tab/> <text:tab/><text:tab/><text:tab/><text:tab/><text:tab/><text:tab/><text:tab/><text:tab/> <text:s/>not-a-number (NaN)</text:span></text:p>
      <text:p text:style-name="P1"><text:span text:style-name="T1"/></text:p>
      <text:p text:style-name="P1"><text:span text:style-name="T1">double <text:s text:c="5"/></text:span><text:span text:style-name="T3">exp <text:s text:c="2"/></text:span><text:span text:style-name="T1">( Integral arg )</text:span></text:p>
      <text:p text:style-name="P1"><text:span text:style-name="T1"><text:tab/><text:tab/><text:tab/><text:tab/><text:tab/><text:tab/> <text:s text:c="3"/>returns e raised to the given power (ex)</text:span></text:p>
      <text:p text:style-name="P1"><text:span text:style-name="T1"/></text:p>
      <text:p text:style-name="P1"><text:span text:style-name="T1">double <text:s text:c="5"/></text:span><text:span text:style-name="T3">exp2</text:span><text:span text:style-name="T1">( Integral n );</text:span></text:p>
      <text:p text:style-name="P1"><text:span text:style-name="T1"><text:tab/><text:tab/><text:tab/><text:tab/><text:tab/><text:tab/> <text:s text:c="3"/>returns 2 raised to the given power (2x)</text:span></text:p>
      <text:p text:style-name="P1"><text:span text:style-name="T1"/></text:p>
      <text:p text:style-name="P1"><text:span text:style-name="T1">double <text:s text:c="5"/></text:span><text:span text:style-name="T3">expm1</text:span><text:span text:style-name="T1">( Integral arg );</text:span></text:p>
      <text:p text:style-name="P1"><text:span text:style-name="T1"><text:tab/><text:tab/><text:tab/><text:tab/> <text:s text:c="3"/>returns e raised to the given power, minus one (ex-1)</text:span></text:p>
      <text:p text:style-name="P1"><text:span text:style-name="T1"/></text:p>
      <text:p text:style-name="P1"><text:span text:style-name="T1">double <text:s text:c="5"/></text:span><text:span text:style-name="T3">log</text:span><text:span text:style-name="T1">( Integral arg );</text:span></text:p>
      <text:p text:style-name="P1"><text:span text:style-name="T1"><text:tab/><text:tab/><text:tab/> <text:s text:c="12"/>computes natural (base e) logarithm (to base e) (ln(x)) </text:span></text:p>
      <text:p text:style-name="P1"><text:span text:style-name="T1"/></text:p>
      <text:p text:style-name="P1"><text:span text:style-name="T1">double <text:s text:c="4"/></text:span><text:span text:style-name="T3"><text:s/>log10</text:span><text:span text:style-name="T1">( Integral arg );</text:span></text:p>
      <text:p text:style-name="P1"><text:span text:style-name="T1"><text:tab/><text:tab/><text:tab/><text:tab/><text:tab/>computes common (base 10) logarithm (log10(x))</text:span></text:p>
      <text:p text:style-name="P1"><text:span text:style-name="T1"/></text:p>
      <text:p text:style-name="P1"><text:span text:style-name="T1">double <text:s text:c="5"/></text:span><text:span text:style-name="T3">log1p</text:span><text:span text:style-name="T1">( Integral arg );</text:span></text:p>
      <text:p text:style-name="P1"><text:span text:style-name="T1"><text:tab/><text:tab/><text:tab/><text:tab/>natural logarithm (to base e) of 1 plus the given number</text:span></text:p>
      <text:p text:style-name="P1"><text:span text:style-name="T1"/></text:p>
      <text:p text:style-name="P1"><text:span text:style-name="T1">double <text:s text:c="4"/></text:span><text:span text:style-name="T3"><text:s/>log2</text:span><text:span text:style-name="T1">( Integral arg );</text:span></text:p>
      <text:p text:style-name="P1"><text:span text:style-name="T1"><text:tab/><text:tab/><text:tab/> <text:tab/> <text:tab/><text:tab/> <text:s text:c="7"/>base 2 logarithm of the given number</text:span></text:p>
      <text:p text:style-name="P1"><text:span text:style-name="T1"/></text:p>
      <text:p text:style-name="P1"><text:span text:style-name="T1">double <text:s text:c="3"/></text:span><text:span text:style-name="T3"><text:s text:c="2"/>sqrt</text:span><text:span text:style-name="T1">( Integral arg );</text:span></text:p>
      <text:p text:style-name="P1"><text:span text:style-name="T1"><text:tab/><text:tab/><text:tab/><text:tab/><text:tab/><text:tab/><text:tab/><text:tab/> <text:s text:c="3"/>computes square root (√x)</text:span></text:p>
      <text:p text:style-name="P1"><text:span text:style-name="T1"/></text:p>
      <text:p text:style-name="P1"><text:span text:style-name="T1">double <text:s text:c="5"/></text:span><text:span text:style-name="T3">cbrt(</text:span><text:span text:style-name="T1"> Integral arg );</text:span></text:p>
      <text:p text:style-name="P1"><text:span text:style-name="T1"><text:tab/><text:tab/><text:tab/><text:tab/><text:tab/><text:tab/><text:tab/><text:tab/> <text:s text:c="4"/>computes cubic root (3√x)</text:span></text:p>
      <text:p text:style-name="P1"><text:span text:style-name="T1"/></text:p>
      <text:p text:style-name="P1"><text:span text:style-name="T1">Promoted <text:s text:c="3"/></text:span><text:span text:style-name="T3">hypot</text:span><text:span text:style-name="T1">( Arithmetic x, Arithmetic y );</text:span></text:p>
      <text:p text:style-name="P1"><text:span text:style-name="T1"><text:tab/>computes square root of the sum of the squares of two given numbers (√x2+y2)</text:span></text:p>
      <text:p text:style-name="P1"><text:span text:style-name="T1"/></text:p>
      <text:p text:style-name="P1"><text:span text:style-name="T1">Promoted <text:s text:c="3"/></text:span><text:span text:style-name="T3">pow</text:span><text:span text:style-name="T1">( Arithmetic base, Arithmetic exp );</text:span></text:p>
      <text:p text:style-name="P1"><text:span text:style-name="T1"><text:tab/><text:tab/><text:tab/><text:tab/><text:tab/><text:tab/> <text:s text:c="4"/>raises a number to the given power (xy)</text:span></text:p>
      <text:p text:style-name="P1"><text:span text:style-name="T1"/></text:p>
      <text:p text:style-name="P1"><text:span text:style-name="T1">double <text:s text:c="5"/></text:span><text:span text:style-name="T3">sin</text:span><text:span text:style-name="T1">( Integral arg );</text:span></text:p>
      <text:p text:style-name="P1"><text:span text:style-name="T1"><text:tab/><text:tab/><text:tab/><text:tab/><text:tab/><text:tab/><text:tab/><text:tab/><text:tab/>computes sine (sin(x))</text:span></text:p>
      <text:p text:style-name="P1"><text:soft-page-break/><text:span text:style-name="T1"/></text:p>
      <text:p text:style-name="P1"><text:span text:style-name="T1">double <text:s text:c="5"/></text:span><text:span text:style-name="T3">cos</text:span><text:span text:style-name="T1">( Integral arg );</text:span></text:p>
      <text:p text:style-name="P1"><text:span text:style-name="T1"><text:tab/><text:tab/><text:tab/><text:tab/><text:tab/><text:tab/><text:tab/><text:tab/> <text:s text:c="5"/>computes cosine (cos(x))</text:span></text:p>
      <text:p text:style-name="P1"><text:span text:style-name="T1"/></text:p>
      <text:p text:style-name="P1"><text:span text:style-name="T1"/></text:p>
      <text:p text:style-name="P1"><text:span text:style-name="T1">double <text:s text:c="5"/></text:span><text:span text:style-name="T3">tan</text:span><text:span text:style-name="T1">( Integral arg );</text:span></text:p>
      <text:p text:style-name="P1"><text:span text:style-name="T1"><text:tab/><text:tab/><text:tab/><text:tab/><text:tab/><text:tab/><text:tab/> <text:s text:c="16"/>computes tangent (tan(x))</text:span></text:p>
      <text:p text:style-name="P1"><text:span text:style-name="T1"/></text:p>
      <text:p text:style-name="P1"><text:span text:style-name="T1">double <text:s text:c="4"/></text:span><text:span text:style-name="T3"><text:s/>asin</text:span><text:span text:style-name="T1">( Integral arg );</text:span></text:p>
      <text:p text:style-name="P1"><text:span text:style-name="T1"><text:tab/><text:tab/><text:tab/><text:tab/><text:tab/><text:tab/><text:tab/><text:tab/> <text:s/>computes arc sine (arcsin(x))</text:span></text:p>
      <text:p text:style-name="P1"><text:span text:style-name="T1"/></text:p>
      <text:p text:style-name="P1"><text:span text:style-name="T1">double <text:s text:c="4"/></text:span><text:span text:style-name="T3"><text:s/>acos</text:span><text:span text:style-name="T1">( Integral arg );</text:span></text:p>
      <text:p text:style-name="P1"><text:span text:style-name="T1"><text:tab/><text:tab/><text:tab/><text:tab/><text:tab/><text:tab/><text:tab/><text:tab/> <text:s text:c="3"/>Computes arc cosine of arg</text:span></text:p>
      <text:p text:style-name="P1"><text:span text:style-name="T1"/></text:p>
      <text:p text:style-name="P1"><text:span text:style-name="T1">double <text:s text:c="5"/></text:span><text:span text:style-name="T3">atan</text:span><text:span text:style-name="T1">( Integral arg );</text:span></text:p>
      <text:p text:style-name="P1"><text:span text:style-name="T1"><text:tab/><text:tab/><text:tab/><text:tab/><text:tab/><text:tab/><text:tab/><text:tab/> <text:s text:c="3"/>Computes arc cosine of arg</text:span></text:p>
      <text:p text:style-name="P1"><text:span text:style-name="T1"/></text:p>
      <text:p text:style-name="P1"><text:span text:style-name="T1">Promoted <text:s text:c="2"/></text:span><text:span text:style-name="T3"><text:s/>atan2</text:span><text:span text:style-name="T1">( Arithmetic y, Arithmetic x );</text:span></text:p>
      <text:p text:style-name="P1"><text:span text:style-name="T1"><text:tab/><text:tab/><text:tab/><text:tab/><text:tab/> <text:s text:c="3"/>arc tangent, using signs to determine quadrants</text:span></text:p>
      <text:p text:style-name="P1"><text:span text:style-name="T1"/></text:p>
      <text:p text:style-name="P1"><text:span text:style-name="T1">double <text:s text:c="4"/></text:span><text:span text:style-name="T3"><text:s/>sinh</text:span><text:span text:style-name="T1">( Integral arg );</text:span></text:p>
      <text:p text:style-name="P1"><text:span text:style-name="T1"><text:tab/><text:tab/><text:tab/><text:tab/><text:tab/><text:tab/><text:tab/> <text:s text:c="6"/>Computes hyperbolic sine of arg</text:span></text:p>
      <text:p text:style-name="P1"><text:span text:style-name="T1"/></text:p>
      <text:p text:style-name="P1"><text:span text:style-name="T1">double <text:s text:c="5"/></text:span><text:span text:style-name="T3">cosh</text:span><text:span text:style-name="T1">( Integral arg );</text:span></text:p>
      <text:p text:style-name="P1"><text:span text:style-name="T1"><text:tab/><text:tab/><text:tab/><text:tab/><text:tab/><text:tab/><text:tab/> <text:s text:c="2"/>Computes hyperbolic cosine of arg</text:span></text:p>
      <text:p text:style-name="P1"><text:span text:style-name="T1"/></text:p>
      <text:p text:style-name="P1"><text:span text:style-name="T1">double <text:s text:c="4"/></text:span><text:span text:style-name="T3"><text:s/>tanh</text:span><text:span text:style-name="T1">( Integral arg );</text:span></text:p>
      <text:p text:style-name="P1"><text:span text:style-name="T1"><text:tab/><text:tab/><text:tab/><text:tab/><text:tab/><text:tab/><text:tab/>Computes hyperbolic tangent of arg</text:span></text:p>
      <text:p text:style-name="P1"><text:span text:style-name="T1"/></text:p>
      <text:p text:style-name="P1"><text:span text:style-name="T1">double <text:s text:c="5"/></text:span><text:span text:style-name="T3">asinh</text:span><text:span text:style-name="T1">( Integral arg );</text:span></text:p>
      <text:p text:style-name="P1"><text:span text:style-name="T1"><text:tab/><text:tab/><text:tab/><text:tab/><text:tab/><text:tab/><text:tab/>Computes hyperbolic arc sine of arg</text:span></text:p>
      <text:p text:style-name="P1"><text:span text:style-name="T1"/></text:p>
      <text:p text:style-name="P1"><text:span text:style-name="T1">double <text:s text:c="5"/></text:span><text:span text:style-name="T3">acosh(</text:span><text:span text:style-name="T1"> Integral arg );</text:span></text:p>
      <text:p text:style-name="P1"><text:span text:style-name="T1"><text:tab/><text:tab/><text:tab/><text:tab/><text:tab/><text:tab/> <text:s text:c="5"/>Computes hyperbolic arc cosine of arg</text:span></text:p>
      <text:p text:style-name="P1"><text:span text:style-name="T1"/></text:p>
      <text:p text:style-name="P1"><text:span text:style-name="T1">double <text:s text:c="5"/></text:span><text:span text:style-name="T3">atanh</text:span><text:span text:style-name="T1">( Integral arg );</text:span></text:p>
      <text:p text:style-name="P1"><text:span text:style-name="T1"><text:tab/><text:tab/><text:tab/><text:tab/><text:tab/><text:tab/><text:tab/><text:tab/> <text:s text:c="10"/>hyperbolic arc tangent</text:span></text:p>
      <text:p text:style-name="P1"><text:span text:style-name="T1"/></text:p>
      <text:p text:style-name="P1"><text:span text:style-name="T1">double <text:s text:c="5"/></text:span><text:span text:style-name="T3">ceil</text:span><text:span text:style-name="T1">( Integral arg );</text:span></text:p>
      <text:p text:style-name="P1"><text:span text:style-name="T1"><text:tab/><text:tab/><text:tab/><text:tab/><text:tab/> <text:s text:c="8"/>nearest integer not less than the given value</text:span></text:p>
      <text:p text:style-name="P1"><text:span text:style-name="T1"/></text:p>
      <text:p text:style-name="P1"><text:span text:style-name="T1">double <text:s text:c="4"/></text:span><text:span text:style-name="T3"><text:s/>floor(</text:span><text:span text:style-name="T1"> Integral arg );</text:span></text:p>
      <text:p text:style-name="P1"><text:span text:style-name="T1"><text:tab/><text:tab/><text:tab/><text:tab/><text:tab/> <text:s text:c="4"/>Computes nearest integer not greater than arg.</text:span></text:p>
      <text:p text:style-name="P1"><text:span text:style-name="T1"/></text:p>
      <text:p text:style-name="P1"><text:span text:style-name="T1">double <text:s text:c="5"/></text:span><text:span text:style-name="T3">trunc</text:span><text:span text:style-name="T1">( Integral arg );</text:span></text:p>
      <text:p text:style-name="P1"><text:span text:style-name="T1"><text:tab/><text:tab/><text:tab/> <text:s text:c="3"/>nearest integer not greater in magnitude than the given value</text:span></text:p>
      <text:p text:style-name="P1"><text:span text:style-name="T1"/></text:p>
      <text:p text:style-name="P1"><text:soft-page-break/><text:span text:style-name="T1">double <text:s text:c="5"/></text:span><text:span text:style-name="T3">round</text:span><text:span text:style-name="T1">( double arg );</text:span></text:p>
      <text:p text:style-name="P1"><text:span text:style-name="T1"><text:tab/><text:tab/><text:tab/> <text:s text:c="8"/>nearest integer, rounding away from zero in halfway cases</text:span></text:p>
      <text:p text:style-name="P1"><text:span text:style-name="T1"/></text:p>
      <text:p text:style-name="P1"><text:span text:style-name="T1">double <text:s text:c="5"/></text:span><text:span text:style-name="T3">nearbyint</text:span><text:span text:style-name="T1">( Integral arg );</text:span></text:p>
      <text:p text:style-name="P1"><text:span text:style-name="T1"><text:tab/><text:tab/><text:tab/> <text:s text:c="18"/><text:tab/><text:tab/>nearest integer using current rounding mode</text:span></text:p>
      <text:p text:style-name="P1"><text:span text:style-name="T1"/></text:p>
      <text:p text:style-name="P1"><text:span text:style-name="T1"/></text:p>
      <text:p text:style-name="P1"><text:span text:style-name="T1">int/long/long long </text:span><text:span text:style-name="T3">rint</text:span><text:span text:style-name="T1">( Integral arg );</text:span></text:p>
      <text:p text:style-name="P1"><text:span text:style-name="T1"><text:tab/> nearest integer using current rounding mode with <text:s/>exception if the result differs</text:span></text:p>
      <text:p text:style-name="P1"><text:span text:style-name="T1"/></text:p>
      <text:p text:style-name="P1"><text:span text:style-name="T1">double <text:s text:c="5"/></text:span><text:span text:style-name="T3">frexp</text:span><text:span text:style-name="T1">( Integral arg, int* exp );</text:span></text:p>
      <text:p text:style-name="P1"><text:span text:style-name="T1"><text:tab/><text:tab/><text:tab/><text:tab/> <text:s text:c="4"/>decomposes a number into significand and a power of 2</text:span></text:p>
      <text:p text:style-name="P1"><text:span text:style-name="T1"/></text:p>
      <text:p text:style-name="P1"><text:span text:style-name="T1">double <text:s text:c="4"/></text:span><text:span text:style-name="T3"><text:s/>ldexp</text:span><text:span text:style-name="T1">( Integral arg, int exp );</text:span></text:p>
      <text:p text:style-name="P1"><text:span text:style-name="T1"><text:tab/><text:tab/><text:tab/><text:tab/><text:tab/><text:tab/> <text:s text:c="5"/>multiplies a number by 2 raised to a power</text:span></text:p>
      <text:p text:style-name="P1"><text:span text:style-name="T1"/></text:p>
      <text:p text:style-name="P1"><text:span text:style-name="T1">long double </text:span><text:span text:style-name="T3">modf(</text:span><text:span text:style-name="T1"> long double x, long double* ipt);</text:span></text:p>
      <text:p text:style-name="P1"><text:tab/><text:tab/><text:tab/><text:tab/> <text:s text:c="4"/><text:span text:style-name="T1"><text:s text:c="2"/>decomposes a number into integer and fractional parts</text:span></text:p>
      <text:p text:style-name="P1"><text:span text:style-name="T1"/></text:p>
      <text:p text:style-name="P1"><text:span text:style-name="T1">double <text:s text:c="5"/></text:span><text:span text:style-name="T3">scalbn</text:span><text:span text:style-name="T1">( Integral x, int exp );</text:span></text:p>
      <text:p text:style-name="P1"><text:span text:style-name="T1">double <text:s text:c="5"/></text:span><text:span text:style-name="T3">scalbln</text:span><text:span text:style-name="T1">( Integral x, long exp );</text:span></text:p>
      <text:p text:style-name="P1"><text:span text:style-name="T1"><text:tab/><text:tab/><text:tab/><text:tab/> <text:s text:c="5"/>Multiplies an floating point value x by FLT_RADIX raised to power exp. On binary system it is equivalent to ldexp()</text:span></text:p>
      <text:p text:style-name="P1"><text:span text:style-name="T1"/></text:p>
      <text:p text:style-name="P1"><text:span text:style-name="T1">double <text:s text:c="3"/></text:span><text:span text:style-name="T3"><text:s text:c="2"/>ilogb</text:span><text:span text:style-name="T1">( Integral arg )</text:span></text:p>
      <text:p text:style-name="P1"><text:span text:style-name="T1"><text:tab/><text:tab/><text:tab/><text:tab/> <text:tab/><text:tab/><text:tab/> <text:s text:c="9"/>extracts exponent of the number</text:span></text:p>
      <text:p text:style-name="P1"><text:span text:style-name="T1"/></text:p>
      <text:p text:style-name="P1"><text:span text:style-name="T1">double <text:s text:c="3"/></text:span><text:span text:style-name="T3"><text:s text:c="2"/>logb</text:span><text:span text:style-name="T1">( Integral arg );</text:span></text:p>
      <text:p text:style-name="P1"><text:span text:style-name="T1"><text:tab/><text:tab/><text:tab/><text:tab/><text:tab/><text:tab/><text:tab/><text:tab/>extracts exponent of the number</text:span></text:p>
      <text:p text:style-name="P1"><text:span text:style-name="T1"/></text:p>
      <text:p text:style-name="P1"><text:span text:style-name="T1">Promoted <text:s text:c="3"/></text:span><text:span text:style-name="T3">nextafter</text:span><text:span text:style-name="T1">( Arithmetic from, Arithmetic to );</text:span></text:p>
      <text:p text:style-name="P1"><text:span text:style-name="T1">double <text:s text:c="5"/></text:span><text:span text:style-name="T3">nexttoward</text:span><text:span text:style-name="T1">( Integral from, long double to );</text:span></text:p>
      <text:p text:style-name="P1"><text:span text:style-name="T1"><text:tab/><text:tab/><text:tab/> <text:s text:c="5"/>next representable floating point value towards the given value</text:span></text:p>
      <text:p text:style-name="P1"><text:span text:style-name="T1"/></text:p>
      <text:p text:style-name="P1"><text:span text:style-name="T1">Promoted <text:s text:c="3"/></text:span><text:span text:style-name="T3">copysign</text:span><text:span text:style-name="T1">( Arithmetic x, Arithmetic y );</text:span></text:p>
      <text:p text:style-name="P1"><text:span text:style-name="T1"><text:tab/><text:tab/>Composes a floating point value with the magnitude of x and the sign of y.</text:span></text:p>
      <text:p text:style-name="P1"><text:span text:style-name="T1"/></text:p>
      <text:p text:style-name="P1"><text:span text:style-name="T1">int f</text:span><text:span text:style-name="T3">pclassify(</text:span><text:span text:style-name="T1"> long double arg );</text:span></text:p>
      <text:p text:style-name="P1"><text:span text:style-name="T1"><text:tab/><text:tab/><text:tab/><text:tab/><text:tab/><text:tab/><text:tab/>categorizes the given floating point value</text:span></text:p>
      <text:p text:style-name="P1"><text:span text:style-name="T1"/></text:p>
      <text:p text:style-name="P1"><text:span text:style-name="T1">bool </text:span><text:span text:style-name="T3">isfinite</text:span><text:span text:style-name="T1">( long double arg );</text:span></text:p>
      <text:p text:style-name="P1"><text:span text:style-name="T1"><text:tab/><text:tab/><text:tab/><text:tab/><text:tab/><text:tab/> <text:s text:c="8"/>checks if the given number has finite value</text:span></text:p>
      <text:p text:style-name="P1"><text:span text:style-name="T1"/></text:p>
      <text:p text:style-name="P1"><text:span text:style-name="T1">bool</text:span><text:span text:style-name="T3"> isinf</text:span><text:span text:style-name="T1">( long double arg );</text:span></text:p>
      <text:p text:style-name="P1"><text:span text:style-name="T1"><text:tab/><text:tab/><text:tab/><text:tab/><text:tab/><text:tab/><text:tab/> <text:s text:c="8"/>checks if the given number is infinite</text:span></text:p>
      <text:p text:style-name="P1"><text:span text:style-name="T1"/></text:p>
      <text:p text:style-name="P1"><text:span text:style-name="T1"/></text:p>
      <text:p text:style-name="P1"><text:soft-page-break/><text:span text:style-name="T1">bool </text:span><text:span text:style-name="T3">isnan</text:span><text:span text:style-name="T1">( long double arg );</text:span></text:p>
      <text:p text:style-name="P1"><text:span text:style-name="T1"><text:tab/><text:tab/><text:tab/>Determines if the given floating point number arg is not-a-number (NaN).</text:span></text:p>
      <text:p text:style-name="P1"><text:span text:style-name="T1"/></text:p>
      <text:p text:style-name="P1"><text:span text:style-name="T1">bool </text:span><text:span text:style-name="T3">isnormal</text:span><text:span text:style-name="T1">( long double arg );</text:span></text:p>
      <text:p text:style-name="P1"><text:span text:style-name="T1"><text:tab/><text:tab/><text:tab/>Determines if the given floating point number arg is normal, i.e. is neither zero, subnormal, infinite, nor NaN.</text:span></text:p>
      <text:p text:style-name="P1"><text:span text:style-name="T1"/></text:p>
      <text:p text:style-name="P1"><text:span text:style-name="T1">bool </text:span><text:span text:style-name="T3">signbit</text:span><text:span text:style-name="T1">( long double arg );</text:span></text:p>
      <text:p text:style-name="P1"><text:span text:style-name="T1"><text:tab/><text:tab/><text:tab/><text:tab/><text:tab/><text:tab/><text:tab/><text:tab/> checks if the given number is negative</text:span></text:p>
      <text:p text:style-name="P1"><text:span text:style-name="T1"/></text:p>
      <text:p text:style-name="P1"><text:span text:style-name="T1">bool i</text:span><text:span text:style-name="T3">sgreater</text:span><text:span text:style-name="T1">( long double x, long double y );</text:span></text:p>
      <text:p text:style-name="P1"><text:span text:style-name="T1"><text:tab/><text:tab/> <text:s text:c="8"/>Determines if the floating point number x is greater than the floating-point number (y), without setting floating-point exceptions.</text:span></text:p>
      <text:p text:style-name="P1"><text:span text:style-name="T1"/></text:p>
      <text:p text:style-name="P1"><text:span text:style-name="T1">bool </text:span><text:span text:style-name="T3">isgreaterequal</text:span><text:span text:style-name="T1">( long double x, long double y );</text:span></text:p>
      <text:p text:style-name="P1"><text:span text:style-name="T1"><text:tab/><text:tab/><text:tab/>checks if the first floating-point argument is greater or equal than the second.</text:span></text:p>
      <text:p text:style-name="P1"><text:span text:style-name="T1"/></text:p>
      <text:p text:style-name="P1"><text:span text:style-name="T1">bool </text:span><text:span text:style-name="T3">isless</text:span><text:span text:style-name="T1">( long double x, long double y );</text:span></text:p>
      <text:p text:style-name="P1"><text:span text:style-name="T1"><text:tab/><text:tab/><text:tab/>checks if the first floating-point argument is less than the second.</text:span></text:p>
      <text:p text:style-name="P1"><text:span text:style-name="T1"/></text:p>
      <text:p text:style-name="P1"><text:span text:style-name="T1">bool </text:span><text:span text:style-name="T3">islessequal</text:span><text:span text:style-name="T1">( long double x, long double y );</text:span></text:p>
      <text:p text:style-name="P1"><text:span text:style-name="T1"><text:tab/><text:tab/><text:tab/>Determines if the floating point number x is less than or equal to the floating-point number y, without setting floating-point exceptions.</text:span></text:p>
      <text:p text:style-name="P1"><text:span text:style-name="T1"/></text:p>
      <text:p text:style-name="P1"><text:span text:style-name="T1">bool </text:span><text:span text:style-name="T3">islessgreater</text:span><text:span text:style-name="T1">( long double x, long double y );</text:span></text:p>
      <text:p text:style-name="P1"><text:span text:style-name="T1"><text:tab/><text:tab/><text:tab/>Determines if the floating point number x is less than or greater than the floating-point number y, without setting floating-point exceptions.</text:span></text:p>
      <text:p text:style-name="P1"><text:span text:style-name="T1"/></text:p>
      <text:p text:style-name="P1"><text:span text:style-name="T1">bool i</text:span><text:span text:style-name="T3">sunordered</text:span><text:span text:style-name="T1">( long double x, long double y );</text:span></text:p>
      <text:p text:style-name="P1"><text:span text:style-name="T1"><text:tab/><text:tab/><text:tab/>Determines if the floating point numbers x and y are unordered, that is, one or both are NaN and thus cannot be meaningfully compared with each other.</text:span></text:p>
      <text:p text:style-name="P1"><text:span text:style-name="T1"/></text:p>
      <text:p text:style-name="P1"><text:span text:style-name="T1"/></text:p>
      <text:p text:style-name="P5"><text:span text:style-name="T1">float_t <text:tab/> most efficient floating-point type at least as wide as float </text:span></text:p>
      <text:p text:style-name="P5"><text:span text:style-name="T1"/></text:p>
      <text:p text:style-name="P5"><text:span text:style-name="T1">double_t <text:tab/> most efficient floating-point type at least as wide as double </text:span></text:p>
      <text:p text:style-name="P5"><text:span text:style-name="T1">Defined in header &lt;cstdlib&gt; </text:span></text:p>
      <text:p text:style-name="P5"><text:span text:style-name="T1"/></text:p>
      <text:p text:style-name="P5"><text:span text:style-name="T1">div_t <text:tab/> structure type, return of the std::div function </text:span></text:p>
      <text:p text:style-name="P5"><text:span text:style-name="T1"/></text:p>
      <text:p text:style-name="P5"><text:span text:style-name="T1">ldiv_t <text:tab/> structure type, return of the std::ldiv function </text:span></text:p>
      <text:p text:style-name="P5"><text:span text:style-name="T1"/></text:p>
      <text:p text:style-name="P5"><text:span text:style-name="T1">lldiv_t <text:tab/> structure type, return of the std::lldiv function </text:span></text:p>
      <text:p text:style-name="P5"><text:span text:style-name="T1">Defined in header &lt;cinttypes&gt; </text:span></text:p>
      <text:p text:style-name="P5"><text:span text:style-name="T1"/></text:p>
      <text:p text:style-name="P1"><text:span text:style-name="T3">imaxdiv_t <text:tab/> structure type, return of the std::imaxdiv functio</text:span><text:span text:style-name="T1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 </meta:initial-creator>
    <meta:creation-date>2013-02-28T02:27:39</meta:creation-date>
    <dc:date>2013-02-28T03:28:01</dc:date>
    <dc:creator>Shin </dc:creator>
    <meta:editing-duration>PT55M37S</meta:editing-duration>
    <meta:editing-cycles>103</meta:editing-cycles>
    <meta:generator>LibreOffice/3.5$Linux_x86 LibreOffice_project/350m1$Build-102</meta:generator>
    <meta:document-statistic meta:table-count="0" meta:image-count="0" meta:object-count="0" meta:page-count="5" meta:paragraph-count="155" meta:word-count="1150" meta:character-count="7635" meta:non-whitespace-character-count="5712"/>
  </office:meta>
</office:document-meta>
</file>